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19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17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table:number-columns-repeated="4"/>
          <table:table-cell table:number-columns-repeated="17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19:34:57.770336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17T19:41:23.282523778</dc:date>
    <meta:editing-duration>PT3H11M22S</meta:editing-duration>
    <meta:editing-cycles>93</meta:editing-cycles>
    <meta:document-statistic meta:table-count="3" meta:cell-count="501" meta:object-count="0"/>
  </office:meta>
</office:document-meta>
</file>